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80000000808D3E019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2pt" style:text-underline-style="none" fo:font-weight="bold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Linie">
      <style:text-properties fo:font-weight="bold" style:font-weight-asian="bold" style:font-weight-complex="bold"/>
    </style:style>
    <style:style style:name="P6" style:family="paragraph" style:parent-style-name="Standard">
      <style:paragraph-properties fo:background-color="transparent" fo:padding="0.049cm" fo:border="none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background-color="transparent" fo:padding="0.049cm" fo:border-left="none" fo:border-right="none" fo:border-top="none" fo:border-bottom="0.002cm solid #000000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P8" style:family="paragraph" style:parent-style-name="Standard" style:master-page-name="">
      <style:paragraph-properties style:page-number="auto" fo:background-color="transparent" fo:padding="0.049cm" fo:border-left="none" fo:border-right="none" fo:border-top="none" fo:border-bottom="0.002cm solid #000000" style:shadow="none" style:writing-mode="page" style:join-border="false">
        <style:background-image/>
      </style:paragraph-properties>
      <style:text-properties style:font-name="Times New Roman" fo:font-size="14pt" style:text-underline-style="none" fo:font-weight="bold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text-underline-style="none" fo:font-weight="bold" style:font-size-asian="10.5pt" style:font-weight-asian="bold" style:font-size-complex="12pt" style:font-weight-complex="bold"/>
    </style:style>
    <style:style style:name="T4" style:family="text"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benslauf</text:p>
      <text:p text:style-name="P1"/>
      <text:p text:style-name="P1"/>
      <text:p text:style-name="P8">Persönliche Daten </text:p>
      <text:p text:style-name="P6"><draw:frame draw:style-name="fr1" draw:name="Grafik1" text:anchor-type="paragraph" svg:x="12.601cm" svg:y="0.494cm" svg:width="3.731cm" svg:height="3.649cm" draw:z-index="0"><draw:image xlink:href="Pictures/1000000000000080000000808D3E0198.jpg" xlink:type="simple" xlink:show="embed" xlink:actuate="onLoad"/></draw:frame></text:p>
      <text:p text:style-name="P3">Name :<text:tab/><text:tab/><text:span text:style-name="T1">Lina Weber</text:span></text:p>
      <text:p text:style-name="P3"/>
      <text:p text:style-name="Standard"><text:span text:style-name="T3">Anschrift :<text:tab/><text:tab/></text:span><text:span text:style-name="T2">Magdalenenstr.</text:span><text:span text:style-name="T4"> 23</text:span></text:p>
      <text:p text:style-name="P4"><text:tab/><text:tab/><text:tab/>10365 Berlin</text:p>
      <text:p text:style-name="P3"/>
      <text:p text:style-name="P3"/>
      <text:p text:style-name="P3">Tel. :<text:tab/><text:tab/><text:tab/><text:span text:style-name="T1">+49 162 2396752</text:span><text:tab/></text:p>
      <text:p text:style-name="P3"/>
      <text:p text:style-name="P3">E-Mail :<text:tab/><text:tab/><text:span text:style-name="T1">WeberLina@gmail.com</text:span></text:p>
      <text:p text:style-name="P3"/>
      <text:p text:style-name="P3">Geb. :<text:tab/><text:tab/><text:tab/><text:span text:style-name="T1">15.01.1990 in Hannover, Niedersachsen</text:span></text:p>
      <text:p text:style-name="P2"/>
      <text:p text:style-name="P2"/>
      <text:p text:style-name="P7">Schule &amp; Ausbildung</text:p>
      <text:p text:style-name="P2"/>
      <text:p text:style-name="P4">September 2005- August 2008 <text:tab/>Abitur ( Abschussnote : 1,4)</text:p>
      <text:p text:style-name="P4"><text:tab/><text:tab/><text:tab/><text:tab/><text:tab/>am Goethe-Gymnasium ( Hannover)</text:p>
      <text:p text:style-name="P4"/>
      <text:p text:style-name="P4">September 2008 – Juni 2010<text:tab/><text:tab/>Bachelorstudium Informatik (Note 1,7)</text:p>
      <text:p text:style-name="P4"><text:tab/><text:tab/><text:tab/><text:tab/><text:tab/>Hochschule Karlsruhe</text:p>
      <text:p text:style-name="P4"/>
      <text:p text:style-name="P4">Oktober 2010 – August 2013<text:tab/><text:tab/>Masterstudium Wirtschaftsinformatik (Note 2.0)</text:p>
      <text:p text:style-name="P4"><text:tab/><text:tab/><text:tab/><text:tab/><text:tab/></text:p>
      <text:p text:style-name="P4"/>
      <text:p text:style-name="P4">September 2008 – Juni 2010<text:tab/><text:tab/>Bachelorstudium Informatik (Note 1,7)</text:p>
      <text:p text:style-name="P4"><text:tab/><text:tab/><text:tab/><text:tab/><text:tab/>Hochschule Karlsruhe</text:p>
      <text:p text:style-name="P4"/>
      <text:p text:style-name="P4">Januar 2015 – April 2015<text:tab/><text:tab/>Praktikum im Bereich Digital Automation</text:p>
      <text:p text:style-name="P4"><text:tab/><text:tab/><text:tab/><text:tab/><text:tab/>SEG Automotive German GmbH</text:p>
      <text:p text:style-name="P4"/>
      <text:p text:style-name="Standard"/>
      <text:p text:style-name="P5"><text:span text:style-name="T5">Kenntnisse und Fähigkeiten</text:span><text:tab/></text:p>
      <text:p text:style-name="P4"/>
      <text:p text:style-name="P3">Sprachen:</text:p>
      <text:p text:style-name="P4">- Deutsch ( Muttersprache)</text:p>
      <text:p text:style-name="P4">- Englisch ( fließend in Wort und Schrift</text:p>
      <text:p text:style-name="P4">- Niederländisch ( gute Grundkenntnisse)</text:p>
      <text:p text:style-name="P4"/>
      <text:p text:style-name="P3">Programmiersprachen:</text:p>
      <text:p text:style-name="P4">- gute Kenntnisse in Java, PHP, HTML, Fortran und GAMBAS</text:p>
      <text:p text:style-name="P4"/>
      <text:p text:style-name="P3">Führerschein</text:p>
      <text:p text:style-name="P4">- Klasse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nie" style:family="paragraph" style:parent-style-name="Standard">
      <style:paragraph-properties fo:padding="0cm" fo:border-left="none" fo:border-right="none" fo:border-top="none" fo:border-bottom="0.002cm solid #000000" style:shadow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7T15:32:15.969000000</meta:creation-date>
    <dc:date>2019-03-07T19:29:04.90</dc:date>
    <meta:editing-duration>PT21M6S</meta:editing-duration>
    <meta:editing-cycles>3</meta:editing-cycles>
    <meta:generator>OpenOffice/4.1.5$Win32 OpenOffice.org_project/415m1$Build-9789</meta:generator>
    <dc:creator>Kevin Renhardt</dc:creator>
    <meta:document-statistic meta:table-count="0" meta:image-count="1" meta:object-count="0" meta:page-count="1" meta:paragraph-count="28" meta:word-count="124" meta:character-count="899"/>
  </office:meta>
</office:document-meta>
</file>